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6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7.191cm"/>
    </style:style>
    <style:style style:name="co6" style:family="table-column">
      <style:table-column-properties fo:break-before="auto" style:column-width="5.387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2">
          <table:table-cell office:value-type="string">
            <text:p>Abijiya, Mother Shaman on Yoho</text:p>
          </table:table-cell>
          <table:table-cell office:value-type="currency" office:currency="EUR" office:value="35">
            <text:p>35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Abijiya, Mother Shaman on Yoho 1</text:p>
          </table:table-cell>
          <table:table-cell table:number-columns-repeated="5"/>
        </table:table-row>
        <table:table-row table:style-name="ro2">
          <table:table-cell office:value-type="string">
            <text:p>Berserker Orc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Berserker Orc 1</text:p>
          </table:table-cell>
          <table:table-cell table:number-columns-repeated="5"/>
        </table:table-row>
        <table:table-row table:style-name="ro2">
          <table:table-cell office:value-type="string">
            <text:p>Berserker Orc Scenique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Berserker Orc 1</text:p>
          </table:table-cell>
          <table:table-cell table:number-columns-repeated="5"/>
        </table:table-row>
        <table:table-row table:style-name="ro2">
          <table:table-cell office:value-type="string">
            <text:p>Gonghis Khan, Lord Commander on Nian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Gonghis Khan, Lord Commander on Nian 1</text:p>
          </table:table-cell>
          <table:table-cell table:number-columns-repeated="5"/>
        </table:table-row>
        <table:table-row table:style-name="ro2">
          <table:table-cell office:value-type="string">
            <text:p>Magmhôrim Dalianzhu</text:p>
          </table:table-cell>
          <table:table-cell office:value-type="currency" office:currency="EUR" office:value="36">
            <text:p>36,00 €</text:p>
          </table:table-cell>
          <table:table-cell table:number-columns-repeated="2" office:value-type="string">
            <text:p>60 mm</text:p>
          </table:table-cell>
          <table:table-cell office:value-type="string">
            <text:p>Magmhôrim Dalianzhu 1</text:p>
          </table:table-cell>
          <table:table-cell table:number-columns-repeated="5"/>
        </table:table-row>
        <table:table-row table:style-name="ro2">
          <table:table-cell office:value-type="string">
            <text:p>Magmhôrim Hwacha Version 1</text:p>
          </table:table-cell>
          <table:table-cell office:value-type="currency" office:currency="EUR" office:value="40">
            <text:p>40,00 €</text:p>
          </table:table-cell>
          <table:table-cell table:number-columns-repeated="2" office:value-type="string">
            <text:p>60 mm</text:p>
          </table:table-cell>
          <table:table-cell office:value-type="string">
            <text:p>Magmhôrim Hwacha 1</text:p>
          </table:table-cell>
          <table:table-cell office:value-type="string">
            <text:p>Magmhôrim Hwacha 2</text:p>
          </table:table-cell>
          <table:table-cell table:number-columns-repeated="4"/>
        </table:table-row>
        <table:table-row table:style-name="ro2">
          <table:table-cell office:value-type="string">
            <text:p>Magmhôrim Hwacha Version 2</text:p>
          </table:table-cell>
          <table:table-cell office:value-type="currency" office:currency="EUR" office:value="40">
            <text:p>40,00 €</text:p>
          </table:table-cell>
          <table:table-cell table:number-columns-repeated="2" office:value-type="string">
            <text:p>60 mm</text:p>
          </table:table-cell>
          <table:table-cell office:value-type="string">
            <text:p>Magmhôrim Hwacha 1</text:p>
          </table:table-cell>
          <table:table-cell office:value-type="string">
            <text:p>Magmhôrim Hwacha 2</text:p>
          </table:table-cell>
          <table:table-cell table:number-columns-repeated="4"/>
        </table:table-row>
        <table:table-row table:style-name="ro2">
          <table:table-cell office:value-type="string">
            <text:p>Magmhôrim Softener</text:p>
          </table:table-cell>
          <table:table-cell office:value-type="currency" office:currency="EUR" office:value="44">
            <text:p>44,00 €</text:p>
          </table:table-cell>
          <table:table-cell table:number-columns-repeated="2" office:value-type="string">
            <text:p>60 mm</text:p>
          </table:table-cell>
          <table:table-cell office:value-type="string">
            <text:p>Magmhôrim Softener 1</text:p>
          </table:table-cell>
          <table:table-cell office:value-type="string">
            <text:p>Magmhôrim Softener 2</text:p>
          </table:table-cell>
          <table:table-cell table:number-columns-repeated="4"/>
        </table:table-row>
        <table:table-row table:style-name="ro2">
          <table:table-cell office:value-type="string">
            <text:p>Magmhôrim Swirling</text:p>
          </table:table-cell>
          <table:table-cell office:value-type="currency" office:currency="EUR" office:value="44">
            <text:p>44,00 €</text:p>
          </table:table-cell>
          <table:table-cell table:number-columns-repeated="2" office:value-type="string">
            <text:p>60 mm</text:p>
          </table:table-cell>
          <table:table-cell office:value-type="string">
            <text:p>Magmhôrim Swirling 1</text:p>
          </table:table-cell>
          <table:table-cell office:value-type="string">
            <text:p>Magmhôrim Swirling 2</text:p>
          </table:table-cell>
          <table:table-cell office:value-type="string">
            <text:p>Magmhôrim Swirling 3</text:p>
          </table:table-cell>
          <table:table-cell table:number-columns-repeated="3"/>
        </table:table-row>
        <table:table-row table:style-name="ro2">
          <table:table-cell office:value-type="string">
            <text:p>Mongobbo Balista</text:p>
          </table:table-cell>
          <table:table-cell office:value-type="currency" office:currency="EUR" office:value="12">
            <text:p>12,00 €</text:p>
          </table:table-cell>
          <table:table-cell table:number-columns-repeated="2" office:value-type="string">
            <text:p>60 mm</text:p>
          </table:table-cell>
          <table:table-cell office:value-type="string">
            <text:p>Mongobbo Balista 1</text:p>
          </table:table-cell>
          <table:table-cell table:number-columns-repeated="5"/>
        </table:table-row>
        <table:table-row table:style-name="ro1">
          <table:table-cell office:value-type="string">
            <text:p>Mongobbo Bowmen Etat-Major</text:p>
          </table:table-cell>
          <table:table-cell office:value-type="currency" office:currency="EUR" office:value="8">
            <text:p>8,00 €</text:p>
          </table:table-cell>
          <table:table-cell/>
          <table:table-cell office:value-type="string">
            <text:p>25 mm</text:p>
          </table:table-cell>
          <table:table-cell office:value-type="string">
            <text:p>Mongobbo Bowmen Etat-Major 1</text:p>
          </table:table-cell>
          <table:table-cell table:number-columns-repeated="5"/>
        </table:table-row>
        <table:table-row table:style-name="ro2">
          <table:table-cell office:value-type="string">
            <text:p>Mongobbo Bowmen Knights Etat-Major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25x50 mm</text:p>
          </table:table-cell>
          <table:table-cell office:value-type="string">
            <text:p>35x60 mm</text:p>
          </table:table-cell>
          <table:table-cell office:value-type="string">
            <text:p>Mongobbo Bowmen Knights Etat-Major 1</text:p>
          </table:table-cell>
          <table:table-cell table:number-columns-repeated="5"/>
        </table:table-row>
        <table:table-row table:style-name="ro2">
          <table:table-cell office:value-type="string">
            <text:p>Mongobbo Bowmen Knights x5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25x50 mm</text:p>
          </table:table-cell>
          <table:table-cell office:value-type="string">
            <text:p>35x60 mm</text:p>
          </table:table-cell>
          <table:table-cell office:value-type="string">
            <text:p>Mongobbo Bowmen Knights x5 1</text:p>
          </table:table-cell>
          <table:table-cell table:number-columns-repeated="5"/>
        </table:table-row>
        <table:table-row table:style-name="ro2">
          <table:table-cell office:value-type="string">
            <text:p>Mongobbo Bowmen x10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ongobbo Bowmen x10 1</text:p>
          </table:table-cell>
          <table:table-cell table:number-columns-repeated="5"/>
        </table:table-row>
        <table:table-row table:style-name="ro2">
          <table:table-cell office:value-type="string">
            <text:p>Mongobbo Gunner on Throl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Mongobbo Gunner on Throl 1</text:p>
          </table:table-cell>
          <table:table-cell office:value-type="string">
            <text:p>Mongobbo Gunner on Throl 2</text:p>
          </table:table-cell>
          <table:table-cell office:value-type="string">
            <text:p>Mongobbo Gunner on Throl 3</text:p>
          </table:table-cell>
          <table:table-cell table:number-columns-repeated="3"/>
        </table:table-row>
        <table:table-row table:style-name="ro2">
          <table:table-cell office:value-type="string">
            <text:p>Mongobbo Spearmen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ongobbo Spearmen Etat-Major 1</text:p>
          </table:table-cell>
          <table:table-cell table:number-columns-repeated="5"/>
        </table:table-row>
        <table:table-row table:style-name="ro2">
          <table:table-cell office:value-type="string">
            <text:p>Mongobbo Spearmen Knights Etat-Major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25x50 mm</text:p>
          </table:table-cell>
          <table:table-cell office:value-type="string">
            <text:p>35x60 mm</text:p>
          </table:table-cell>
          <table:table-cell office:value-type="string">
            <text:p>Mongobbo Spearmen Knights Etat-Major 1</text:p>
          </table:table-cell>
          <table:table-cell table:number-columns-repeated="5"/>
        </table:table-row>
        <table:table-row table:style-name="ro2">
          <table:table-cell office:value-type="string">
            <text:p>Mongobbo Spearmen Knights x5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25x50 mm</text:p>
          </table:table-cell>
          <table:table-cell office:value-type="string">
            <text:p>35x60 mm</text:p>
          </table:table-cell>
          <table:table-cell office:value-type="string">
            <text:p>Mongobbo Spearmen Knights x5 1</text:p>
          </table:table-cell>
          <table:table-cell table:number-columns-repeated="5"/>
        </table:table-row>
        <table:table-row table:style-name="ro2">
          <table:table-cell office:value-type="string">
            <text:p>Mongobbo Spearmen x10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ongobbo Spearmen x10 1</text:p>
          </table:table-cell>
          <table:table-cell table:number-columns-repeated="5"/>
        </table:table-row>
        <table:table-row table:style-name="ro2">
          <table:table-cell office:value-type="string">
            <text:p>Ogodoi Khan, the Successor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Ogodoi Khan, the Successor 1</text:p>
          </table:table-cell>
          <table:table-cell table:number-columns-repeated="5"/>
        </table:table-row>
        <table:table-row table:style-name="ro2">
          <table:table-cell office:value-type="string">
            <text:p>Ostrogoth, the Charmer</text:p>
          </table:table-cell>
          <table:table-cell office:value-type="currency" office:currency="EUR" office:value="39">
            <text:p>39,00 €</text:p>
          </table:table-cell>
          <table:table-cell office:value-type="string">
            <text:p>100x100 mm</text:p>
          </table:table-cell>
          <table:table-cell office:value-type="string">
            <text:p>130 mm</text:p>
          </table:table-cell>
          <table:table-cell office:value-type="string">
            <text:p>Ostrogoth, the Charmer 1</text:p>
          </table:table-cell>
          <table:table-cell table:number-columns-repeated="5"/>
        </table:table-row>
        <table:table-row table:style-name="ro2">
          <table:table-cell office:value-type="string">
            <text:p>Ostrogoth, the Charmer Sceniqu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100x100 mm</text:p>
          </table:table-cell>
          <table:table-cell office:value-type="string">
            <text:p>130 mm</text:p>
          </table:table-cell>
          <table:table-cell office:value-type="string">
            <text:p>Ostrogoth, the Charmer 1</text:p>
          </table:table-cell>
          <table:table-cell table:number-columns-repeated="5"/>
        </table:table-row>
        <table:table-row table:style-name="ro2">
          <table:table-cell office:value-type="string">
            <text:p>Steppe Rider on Direwolf Etat-Major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25x50 mm</text:p>
          </table:table-cell>
          <table:table-cell office:value-type="string">
            <text:p>35x60 mm</text:p>
          </table:table-cell>
          <table:table-cell office:value-type="string">
            <text:p>Steppe Rider on Direwolf Etat-Major 1</text:p>
          </table:table-cell>
          <table:table-cell table:number-columns-repeated="5"/>
        </table:table-row>
        <table:table-row table:style-name="ro2">
          <table:table-cell office:value-type="string">
            <text:p>Steppe Rider on Direwolf x5</text:p>
          </table:table-cell>
          <table:table-cell office:value-type="currency" office:currency="EUR" office:value="42">
            <text:p>42,00 €</text:p>
          </table:table-cell>
          <table:table-cell office:value-type="string">
            <text:p>25x50 mm</text:p>
          </table:table-cell>
          <table:table-cell office:value-type="string">
            <text:p>35x60 mm</text:p>
          </table:table-cell>
          <table:table-cell office:value-type="string">
            <text:p>Steppe Rider on Direwolf x5 1</text:p>
          </table:table-cell>
          <table:table-cell table:number-columns-repeated="5"/>
        </table:table-row>
        <table:table-row table:style-name="ro1">
          <table:table-cell office:value-type="string">
            <text:p>Titan</text:p>
          </table:table-cell>
          <table:table-cell office:value-type="currency" office:currency="EUR" office:value="220">
            <text:p>220,00 €</text:p>
          </table:table-cell>
          <table:table-cell office:value-type="string">
            <text:p>100x100 mm</text:p>
          </table:table-cell>
          <table:table-cell office:value-type="string">
            <text:p>130 mm</text:p>
          </table:table-cell>
          <table:table-cell office:value-type="string">
            <text:p>Titan 1</text:p>
          </table:table-cell>
          <table:table-cell office:value-type="string">
            <text:p>Titan 2</text:p>
          </table:table-cell>
          <table:table-cell office:value-type="string">
            <text:p>Titan 3</text:p>
          </table:table-cell>
          <table:table-cell office:value-type="string">
            <text:p>Titan 4</text:p>
          </table:table-cell>
          <table:table-cell table:number-columns-repeated="2"/>
        </table:table-row>
        <table:table-row table:style-name="ro2">
          <table:table-cell office:value-type="string">
            <text:p>Uhur &amp; Ofdukn the Unchained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Uhur &amp; Ofdukn the Unchained 1</text:p>
          </table:table-cell>
          <table:table-cell office:value-type="string">
            <text:p>Uhur &amp; Ofdukn the Unchained 2</text:p>
          </table:table-cell>
          <table:table-cell table:number-columns-repeated="4"/>
        </table:table-row>
        <table:table-row table:style-name="ro2">
          <table:table-cell office:value-type="string">
            <text:p>Urk slaves Etat-Major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Urk slaves Etat-Major 1</text:p>
          </table:table-cell>
          <table:table-cell office:value-type="string">
            <text:p>Urk slaves Etat-Major 2</text:p>
          </table:table-cell>
          <table:table-cell office:value-type="string">
            <text:p>Urk slaves Etat-Major 3</text:p>
          </table:table-cell>
          <table:table-cell table:number-columns-repeated="3"/>
        </table:table-row>
        <table:table-row table:style-name="ro2">
          <table:table-cell office:value-type="string">
            <text:p>Urk Slaves x10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Urk Slaves x10 1</text:p>
          </table:table-cell>
          <table:table-cell office:value-type="string">
            <text:p>Urk Slaves x10 2</text:p>
          </table:table-cell>
          <table:table-cell office:value-type="string">
            <text:p>Urk Slaves x10 3</text:p>
          </table:table-cell>
          <table:table-cell table:number-columns-repeated="3"/>
        </table:table-row>
        <table:table-row table:style-name="ro2" table:number-rows-repeated="1048546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5">15/07/2025</text:date>, <text:time>18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5T18:21:02.16</dc:date>
    <dc:creator>Ycham BOUNOUAR</dc:creator>
    <meta:editing-duration>PT18M15S</meta:editing-duration>
    <meta:editing-cycles>3</meta:editing-cycles>
    <meta:document-statistic meta:table-count="1" meta:cell-count="164" meta:object-count="0"/>
  </office:meta>
</office:document-meta>
</file>